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tock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3"/>
        <table:table-column table:default-cell-style-name="ACE-0" table:style-name="ACOL-0" table:number-columns-repeated="253"/>
        <table:table-row table:style-name="AROW-0">
          <table:table-cell table:style-name="ACE-0" office:value-type="string">
            <text:p>producto</text:p>
          </table:table-cell>
          <table:table-cell table:style-name="ACE-0" office:value-type="string">
            <text:p>tienda</text:p>
          </table:table-cell>
          <table:table-cell table:style-name="ACE-0" office:value-type="string">
            <text:p>unidades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0">
            <text:p>100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1">
            <text:p>81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">
            <text:p>7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">
            <text:p>5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">
            <text:p>3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3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5">
            <text:p>15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3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6">
            <text:p>16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1">
            <text:p>31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3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1">
            <text:p>41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3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5">
            <text:p>55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69">
            <text:p>69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4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83">
            <text:p>83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7">
            <text:p>7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5">
            <text:p>5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3">
            <text:p>3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8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">
            <text:p>1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3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0">
            <text:p>0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3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5">
            <text:p>15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3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6">
            <text:p>16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3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31">
            <text:p>31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34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41">
            <text:p>41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3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7">
            <text:p>7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3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5">
            <text:p>5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2">
            <text:p>2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6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">
            <text:p>1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7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">
            <text:p>0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8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5">
            <text:p>15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9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6">
            <text:p>16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30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1">
            <text:p>31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3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41">
            <text:p>41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32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7">
            <text:p>7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33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5">
            <text:p>5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3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3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2">
            <text:p>2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3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">
            <text:p>1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4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0">
            <text:p>0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5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5">
            <text:p>15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6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6">
            <text:p>16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7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31">
            <text:p>31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8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41">
            <text:p>41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9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7">
            <text:p>7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30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5">
            <text:p>5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3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3">
            <text:p>3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32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2">
            <text:p>2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33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">
            <text:p>1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34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0">
            <text:p>0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35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5">
            <text:p>15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6">
            <text:p>16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4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31">
            <text:p>31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41">
            <text:p>41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6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7">
            <text:p>7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7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8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3">
            <text:p>3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29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2">
            <text:p>2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30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">
            <text:p>1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3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">
            <text:p>0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32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5">
            <text:p>15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3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6">
            <text:p>16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34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31">
            <text:p>31</text:p>
          </table:table-cell>
          <table:table-cell table:number-columns-repeated="253" table:style-name="ACE-0"/>
        </table:table-row>
        <table:table-row table:style-name="AROW-0">
          <table:table-cell table:style-name="ACE-0" office:value-type="string">
            <text:p>00003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6">
            <text:p>6</text:p>
          </table:table-cell>
          <table:table-cell table:number-columns-repeated="253" table:style-name="ACE-0"/>
        </table:table-row>
        <table:table-row table:style-name="AROW-0" table:number-rows-repeated="65470">
          <table:table-cell table:number-columns-repeated="256"/>
        </table:table-row>
        <table:named-expressions>
          <table:named-expression table:name="Print_Area" table:expression="of:=#REF!" table:base-cell-address="$'stock'.$A$1"/>
          <table:named-expression table:name="Sheet_Title" table:expression="of:=&quot;stock&quot;" table:base-cell-address="$'stock'.$A$1"/>
        </table:named-expressions>
        <gnm:selections gnm:cursor-col="2" gnm:cursor-row="1">
          <gnm:selection gnm:start-col="2" gnm:start-row="1" gnm:end-col="2" gnm:end-row="1"/>
        </gnm:selections>
      </table:table>
      <table:table table:name="Hoja3" table:style-name="ta-1" table:print="true">
        <office:forms form:automatic-focus="false" form:apply-design-mode="false">
          <form:form/>
        </office:forms>
        <table:table-column table:default-cell-style-name="ACE-1" table:style-name="ACOL-0"/>
        <table:table-column table:default-cell-style-name="ACE-1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Hoja3'.$A$1"/>
          <table:named-expression table:name="Sheet_Title" table:expression="of:=&quot;Hoja3&quot;" table:base-cell-address="$'Hoja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tock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Hoja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10-30T13:11:38Z</dc:date>
    <meta:creation-date>2022-10-30T12:26:44Z</meta:creation-date>
    <meta:generator>gnumeric/1.12.28</meta:generator>
  </office:meta>
</office:document-meta>
</file>